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5600000536CA2A57F91EB920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auto-grow-height="false" fo:min-height="0.372cm" fo:min-width="1.9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16.214cm" svg:x="1cm" svg:y="3.877cm">
          <draw:image xlink:href="Pictures/100000000000085600000536CA2A57F91EB92032.jpg" xlink:type="simple" xlink:show="embed" xlink:actuate="onLoad">
            <text:p/>
          </draw:image>
        </draw:frame>
        <draw:custom-shape draw:style-name="gr2" draw:layer="layout" svg:width="2.54cm" svg:height="0.762cm" svg:x="1.508cm" svg:y="3.79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2" draw:layer="layout" svg:width="6.858cm" svg:height="1.016cm" svg:x="2.397cm" svg:y="2.524cm">
          <draw:text-box>
            <text:p>Quick Access Toolb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2T18:50:10.699877523</dc:date>
    <meta:editing-duration>PT8M35S</meta:editing-duration>
    <meta:editing-cycles>2</meta:editing-cycles>
    <meta:generator>LibreOffice/5.1.4.2$Linux_X86_64 LibreOffice_project/10m0$Build-2</meta:generator>
    <meta:document-statistic meta:object-count="3"/>
  </office:meta>
</office:document-meta>
</file>